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0000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000000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middle" fo:background-color="#000000" style:repeat-content="false"/>
      <style:paragraph-properties fo:text-align="center"/>
    </style:style>
    <style:style style:name="ce5" style:family="table-cell" style:parent-style-name="Default" style:data-style-name="N37">
      <style:table-cell-properties style:vertical-align="middle" fo:background-color="#0000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background-color="#FFBF00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fo:background-color="#6FB0F6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A933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 fo:background-color="#000000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 fo:background-color="#81D41A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middle" fo:background-color="#111111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8000"/>
    </style:style>
    <style:style style:name="ce21" style:family="table-cell" style:parent-style-name="Default" style:data-style-name="N0">
      <style:table-cell-properties style:vertical-align="middle" fo:background-color="#FF8000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middle" fo:background-color="#3DE5B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81D41A"/>
    </style:style>
    <style:style style:name="ce24" style:family="table-cell" style:parent-style-name="Default" style:data-style-name="N0">
      <style:table-cell-properties style:vertical-align="automatic" fo:wrap-option="wrap"/>
    </style:style>
    <style:style style:name="ce25" style:family="table-cell" style:parent-style-name="Default" style:data-style-name="N0">
      <style:table-cell-properties style:vertical-align="middle" fo:wrap-option="wrap" fo:background-color="#3DE5B0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middle" fo:wrap-option="wrap" fo:background-color="#6FB0F6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middle" fo:background-color="#000000" style:repeat-content="false"/>
      <style:paragraph-properties fo:text-align="start" fo:margin-left="0cm"/>
      <style:text-properties fo:color="#FFFFFF"/>
    </style:style>
    <style:style style:name="ce3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FFF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FFF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8.149166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9.36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5.10645833333333cm"/>
    </style:style>
    <style:style style:name="co8" style:family="table-column">
      <style:table-column-properties fo:break-before="auto" style:column-width="15.5310416666667cm"/>
    </style:style>
    <style:style style:name="ro1" style:family="table-row">
      <style:table-row-properties style:row-height="57.4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est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number-columns-repeated="2" table:default-cell-style-name="ce11"/>
        <table:table-column table:style-name="co4" table:default-cell-style-name="ce13"/>
        <table:table-column table:style-name="co5" table:default-cell-style-name="ce1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imReading API Test Script</text:p>
          </table:table-cell>
          <table:table-cell office:value-type="string" table:style-name="ce3">
            <text:p>DATE</text:p>
          </table:table-cell>
          <table:table-cell office:value-type="date" office:date-value="2023-09-25T00:00:00" table:style-name="ce4">
            <text:p>25-09-23</text:p>
          </table:table-cell>
          <table:table-cell office:value-type="string" table:style-name="ce3">
            <text:p>TIME</text:p>
          </table:table-cell>
          <table:table-cell office:value-type="time" office:time-value="PT14H50M43S" table:style-name="ce5">
            <text:p>14:50:43</text:p>
          </table:table-cell>
          <table:table-cell table:style-name="ce6"/>
          <table:table-cell table:style-name="ce3"/>
          <table:table-cell table:number-columns-repeated="16377"/>
        </table:table-row>
        <table:table-row table:style-name="ro2">
          <table:table-cell table:style-name="ce7"/>
          <table:table-cell office:value-type="string" table:style-name="ce7">
            <text:p>HTTP</text:p>
          </table:table-cell>
          <table:table-cell office:value-type="string" table:style-name="ce7">
            <text:p>parameters</text:p>
          </table:table-cell>
          <table:table-cell office:value-type="string" table:style-name="ce7">
            <text:p>Result</text:p>
          </table:table-cell>
          <table:table-cell office:value-type="string" table:style-name="ce7">
            <text:p>Expected</text:p>
          </table:table-cell>
          <table:table-cell office:value-type="string" table:style-name="ce8">
            <text:p>Notes</text:p>
          </table:table-cell>
          <table:table-cell office:value-type="string" table:style-name="ce7">
            <text:p>BODY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1. google books search service</text:p>
          </table:table-cell>
          <table:table-cell office:value-type="string" table:style-name="ce10">
            <text:p>GET</text:p>
          </table:table-cell>
          <table:table-cell office:value-type="string" table:style-name="ce11">
            <text:p>String: “mona lisa”</text:p>
            <text:p>api/v1/search?query=mona%20lisa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string" table:style-name="ce13">
            <text:p>result of 20 matching titles</text:p>
          </table:table-cell>
          <table:table-cell office:value-type="string" table:style-name="ce14">
            <text:p>[</text:p>
            <text:p>{</text:p>
            <text:p>"title": "Mona Lisa",</text:p>
            <text:p>"author": "Dianne Hales",</text:p>
            <text:p>"isbn": "9781451658989",</text:p>
            <text:p>"thumbnailUrl": "http://books.google.com/books/content?id=tVFXAgAAQBAJ&amp;printsec=frontcover&amp;img=1&amp;zoom=1&amp;edge=curl&amp;source=gbs_api",</text:p>
            <text:p>"pages": 336,</text:p>
            <text:p>"selfLink": "https://www.googleapis.com/books/v1/volumes/tVFXAgAAQBAJ"</text:p>
            <text:p>},</text:p>
            <text:p>{</text:p>
            <text:p>"title": "Mona Lisa",</text:p>
            <text:p>"author": "Martin Kemp",</text:p>
            <text:p>"isbn": "9780191066979",</text:p>
            <text:p>"thumbnailUrl": "http://books.google.com/books/content?id=LtckDwAAQBAJ&amp;printsec=frontcover&amp;img=1&amp;zoom=1&amp;edge=curl&amp;source=gbs_api",</text:p>
            <text:p>"pages": 320,</text:p>
            <text:p>"selfLink": "https://www.googleapis.com/books/v1/volumes/LtckDwAAQBAJ"</text:p>
            <text:p>}, ….</text:p>
          </table:table-cell>
          <table:table-cell table:number-columns-repeated="16377"/>
        </table:table-row>
        <table:table-row table:style-name="ro2">
          <table:table-cell table:number-columns-repeated="2" table:style-name="ce15"/>
          <table:table-cell office:value-type="string" table:style-name="ce31">
            <text:p>api/v1/books/{isbn}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17">
            <text:p>2. book service</text:p>
          </table:table-cell>
          <table:table-cell office:value-type="string" table:style-name="ce10">
            <text:p>GET</text:p>
          </table:table-cell>
          <table:table-cell office:value-type="string" table:style-name="ce11">
            <text:p><text:span text:style-name="T2">String: “9781451658989</text:span>”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table:style-name="ce13"/>
          <table:table-cell office:value-type="string" table:style-name="ce14">
            <text:p>{</text:p>
            <text:p>"isbn": "9781451658989",</text:p>
            <text:p>"title": "Mona Lisa",</text:p>
            <text:p>"author": "Dianne Hales",</text:p>
            <text:p>"pages": 336,</text:p>
            <text:p>"thumbnailUrl": "http://books.google.com/books/content?id=tVFXAgAAQBAJ&amp;printsec=frontcover&amp;img=1&amp;zoom=1&amp;edge=curl&amp;source=gbs_api",</text:p>
            <text:p>"selfLink": "https://www.googleapis.com/books/v1/volumes/tVFXAgAAQBAJ",</text:p>
            <text:p>"shelves": []</text:p>
            <text:p>}</text:p>
          </table:table-cell>
          <table:table-cell table:number-columns-repeated="16377"/>
        </table:table-row>
        <table:table-row table:style-name="ro3">
          <table:table-cell table:style-name="ce17"/>
          <table:table-cell office:value-type="string" table:style-name="ce9">
            <text:p>PUT</text:p>
          </table:table-cell>
          <table:table-cell office:value-type="string" table:style-name="ce11">
            <text:p><text:span text:style-name="T2">String: “9781451658989</text:span>”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string" table:style-name="ce13">
            <text:p>ISBN is inmutable</text:p>
          </table:table-cell>
          <table:table-cell office:value-type="string" table:style-name="ce14">
            <text:p>{</text:p>
            <text:p>"isbn": "9781451658989",</text:p>
            <text:p>"title": "string",</text:p>
            <text:p>"author": "string",</text:p>
            <text:p>"pages": 0,</text:p>
            <text:p>"thumbnailUrl": "string",</text:p>
            <text:p>"selfLink": "string",</text:p>
            <text:p>"shelves": []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<text:span text:style-name="T2">String: “9781451658989</text:span>”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table:style-name="ce13"/>
          <table:table-cell office:value-type="string" table:style-name="ce11">
            <text:p>{</text:p>
            <text:p>"data": true,</text:p>
            <text:p>"message": "Deleted!",</text:p>
            <text:p>"status": 200</text:p>
            <text:p>}</text:p>
          </table:table-cell>
          <table:table-cell table:number-columns-repeated="16377"/>
        </table:table-row>
        <table:table-row table:style-name="ro4">
          <table:table-cell table:style-name="ce17"/>
          <table:table-cell table:style-name="ce19"/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1">
            <text:p>404</text:p>
          </table:table-cell>
          <table:table-cell office:value-type="string" table:style-name="ce13">
            <text:p>Undocumented (601 to 604? makes mroe sense)</text:p>
          </table:table-cell>
          <table:table-cell office:value-type="string" table:style-name="ce11">
            <text:p>{</text:p>
            <text:p>"code": 601,</text:p>
            <text:p>"message": "No book found with the provided ISBN: 9781451658989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10">
            <text:p>GET (all)</text:p>
          </table:table-cell>
          <table:table-cell office:value-type="string" table:style-name="ce11">
            <text:p>na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table:style-name="ce13"/>
          <table:table-cell table:style-name="ce11"/>
          <table:table-cell table:number-columns-repeated="16377"/>
        </table:table-row>
        <table:table-row table:style-name="ro2">
          <table:table-cell table:style-name="ce17"/>
          <table:table-cell office:value-type="string" table:style-name="ce22">
            <text:p>POST</text:p>
          </table:table-cell>
          <table:table-cell office:value-type="string" table:style-name="ce11">
            <text:p>na</text:p>
          </table:table-cell>
          <table:table-cell office:value-type="float" office:value="201" table:style-name="ce7">
            <text:p>201</text:p>
          </table:table-cell>
          <table:table-cell office:value-type="float" office:value="201" table:style-name="ce11">
            <text:p>201</text:p>
          </table:table-cell>
          <table:table-cell table:style-name="ce13"/>
          <table:table-cell office:value-type="string" table:style-name="ce14">
            <text:p>{</text:p>
            <text:p>"isbn": "9781451658989",</text:p>
            <text:p>"title": "Mona Lisa",</text:p>
            <text:p>"author": "Dianne Hales",</text:p>
            <text:p>"pages": 336,</text:p>
            <text:p>"thumbnailUrl": "http://books.google.com/books/content?id=tVFXAgAAQBAJ&amp;printsec=frontcover&amp;img=1&amp;zoom=1&amp;edge=curl&amp;source=gbs_api",</text:p>
            <text:p>"selfLink": "https://www.googleapis.com/books/v1/volumes/tVFXAgAAQBAJ",</text:p>
            <text:p>"shelves": []</text:p>
            <text:p>}</text:p>
          </table:table-cell>
          <table:table-cell table:number-columns-repeated="16377"/>
        </table:table-row>
        <table:table-row table:style-name="ro5">
          <table:table-cell table:style-name="ce23"/>
          <table:table-cell table:style-name="ce19"/>
          <table:table-cell office:value-type="string" table:style-name="ce1">
            <text:p>Duplicate ISBN</text:p>
          </table:table-cell>
          <table:table-cell office:value-type="float" office:value="703" table:style-name="ce20">
            <text:p>703</text:p>
          </table:table-cell>
          <table:table-cell office:value-type="float" office:value="404" table:style-name="ce21">
            <text:p>404</text:p>
          </table:table-cell>
          <table:table-cell office:value-type="string" table:style-name="ce24">
            <text:p>Why 404? is dupl. Not not found</text:p>
          </table:table-cell>
          <table:table-cell office:value-type="string" table:style-name="ce1">
            <text:p>{</text:p>
            <text:p>"code": 703,</text:p>
            <text:p>"message": "There is already a book with ISBN 9781451658989 in the database"</text:p>
            <text:p>}</text:p>
          </table:table-cell>
          <table:table-cell table:number-columns-repeated="16377"/>
        </table:table-row>
        <table:table-row table:style-name="ro2">
          <table:table-cell table:number-columns-repeated="2" table:style-name="ce15"/>
          <table:table-cell office:value-type="string" table:style-name="ce31">
            <text:p>/api/v1/logs/{isbn}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17">
            <text:p>4. logs service</text:p>
            <text:p/>
          </table:table-cell>
          <table:table-cell office:value-type="string" table:style-name="ce9">
            <text:p>PUT</text:p>
          </table:table-cell>
          <table:table-cell office:value-type="string" table:style-name="ce11">
            <text:p>id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32"/>
          <table:table-cell table:style-name="ce30"/>
          <table:table-cell table:number-columns-repeated="16377"/>
        </table:table-row>
        <table:table-row table:style-name="ro4">
          <table:table-cell table:style-name="ce17"/>
          <table:table-cell office:value-type="string" table:style-name="ce9">
            <text:p>PUT</text:p>
          </table:table-cell>
          <table:table-cell office:value-type="string" table:style-name="ce11">
            <text:p>not valid id</text:p>
          </table:table-cell>
          <table:table-cell office:value-type="float" office:value="602" table:style-name="ce11">
            <text:p>602</text:p>
          </table:table-cell>
          <table:table-cell office:value-type="float" office:value="404" table:style-name="ce11">
            <text:p>404</text:p>
          </table:table-cell>
          <table:table-cell table:style-name="ce32"/>
          <table:table-cell office:value-type="string" table:style-name="ce32">
            <text:p>{</text:p>
            <text:p><text:s text:c="2"/>"code": 602,</text:p>
            <text:p><text:s text:c="2"/>"message": "ID: 1 not found.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id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office:value-type="string" table:style-name="ce11">
            <text:p>Log deleted.</text:p>
          </table:table-cell>
          <table:table-cell table:number-columns-repeated="16377"/>
        </table:table-row>
        <table:table-row table:style-name="ro4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not valid id</text:p>
          </table:table-cell>
          <table:table-cell office:value-type="float" office:value="602" table:style-name="ce11">
            <text:p>602</text:p>
          </table:table-cell>
          <table:table-cell office:value-type="float" office:value="404" table:style-name="ce11">
            <text:p>404</text:p>
          </table:table-cell>
          <table:table-cell table:style-name="ce32"/>
          <table:table-cell office:value-type="string" table:style-name="ce32">
            <text:p>{</text:p>
            <text:p><text:s text:c="2"/>"code": 602,</text:p>
            <text:p><text:s text:c="2"/>"message": "ID: 1 not found.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table:style-name="ce19"/>
          <table:table-cell table:number-columns-repeated="3" table:style-name="ce11"/>
          <table:table-cell table:style-name="ce13"/>
          <table:table-cell table:style-name="ce11"/>
          <table:table-cell table:number-columns-repeated="16377"/>
        </table:table-row>
        <table:table-row table:style-name="ro2">
          <table:table-cell table:style-name="ce17"/>
          <table:table-cell office:value-type="string" table:style-name="ce10">
            <text:p>GET (all)</text:p>
          </table:table-cell>
          <table:table-cell office:value-type="string" table:style-name="ce11">
            <text:p>isbn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30">
            <text:p>200</text:p>
          </table:table-cell>
          <table:table-cell table:style-name="ce13"/>
          <table:table-cell office:value-type="string" table:style-name="ce13">
            <text:p>array of objects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22">
            <text:p>POST</text:p>
          </table:table-cell>
          <table:table-cell office:value-type="string" table:style-name="ce11">
            <text:p>{</text:p>
            <text:p>"bookIsbn": "9781451658989",</text:p>
            <text:p>"date": "2023-09-25T12:46:07.552Z",</text:p>
            <text:p>"page": 0,</text:p>
            <text:p>"favorite": true,</text:p>
            <text:p>"log": "string"</text:p>
            <text:p>}</text:p>
          </table:table-cell>
          <table:table-cell office:value-type="float" office:value="201" table:style-name="ce12">
            <text:p>201</text:p>
          </table:table-cell>
          <table:table-cell office:value-type="float" office:value="201" table:style-name="ce12">
            <text:p>201</text:p>
          </table:table-cell>
          <table:table-cell table:style-name="ce13"/>
          <table:table-cell office:value-type="string" table:style-name="ce11">
            <text:p>{</text:p>
            <text:p>"bookIsbn": "9781451658989",</text:p>
            <text:p>"date": "2023-09-25T12:46:07.552Z",</text:p>
            <text:p>"page": 0,</text:p>
            <text:p>"favorite": true,</text:p>
            <text:p>"log": "string"</text:p>
            <text:p>}</text:p>
          </table:table-cell>
          <table:table-cell table:number-columns-repeated="16377"/>
        </table:table-row>
        <table:table-row table:style-name="ro3">
          <table:table-cell table:style-name="ce17"/>
          <table:table-cell office:value-type="string" table:style-name="ce25">
            <text:p>POST wrong ISBN</text:p>
          </table:table-cell>
          <table:table-cell office:value-type="string" table:style-name="ce11">
            <text:p>{</text:p>
            <text:p>"bookIsbn": "<text:span text:style-name="T3">ewrrrewtfgsdg</text:span>",</text:p>
            <text:p>"date": "2023-09-25T12:46:07.552Z",</text:p>
            <text:p>"page": 0,</text:p>
            <text:p>"favorite": true,</text:p>
            <text:p>"log": "string"</text:p>
            <text:p>}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sss658989"</text:p>
            <text:p>}</text:p>
          </table:table-cell>
          <table:table-cell table:number-columns-repeated="16377"/>
        </table:table-row>
        <table:table-row table:style-name="ro2">
          <table:table-cell table:number-columns-repeated="2" table:style-name="ce15"/>
          <table:table-cell office:value-type="string" table:style-name="ce31">
            <text:p>/api/v1/review/{ISBN}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6">
          <table:table-cell office:value-type="string" table:style-name="ce17">
            <text:p>5, review service</text:p>
            <text:p/>
          </table:table-cell>
          <table:table-cell office:value-type="string" table:style-name="ce26">
            <text:p>GE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30">
            <text:p>200</text:p>
          </table:table-cell>
          <table:table-cell office:value-type="float" office:value="200" table:style-name="ce30">
            <text:p>200</text:p>
          </table:table-cell>
          <table:table-cell table:style-name="ce13"/>
          <table:table-cell office:value-type="string" table:style-name="ce13">
            <text:p>{</text:p>
            <text:p><text:s text:c="2"/>"bookIsbn": "string",</text:p>
            <text:p><text:s text:c="2"/>"date": "2023-09-26T12:38:53.423Z",</text:p>
            <text:p><text:s text:c="2"/>"review": "string"</text:p>
            <text:p>}</text:p>
          </table:table-cell>
          <table:table-cell table:number-columns-repeated="16377"/>
        </table:table-row>
        <table:table-row table:style-name="ro3">
          <table:table-cell table:style-name="ce17"/>
          <table:table-cell office:value-type="string" table:style-name="ce26">
            <text:p>GET wrong isbn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ddd"</text:p>
            <text:p>}</text:p>
          </table:table-cell>
          <table:table-cell table:number-columns-repeated="16377"/>
        </table:table-row>
        <table:table-row table:style-name="ro3">
          <table:table-cell table:style-name="ce17"/>
          <table:table-cell office:value-type="string" table:style-name="ce9">
            <text:p>PUT</text:p>
          </table:table-cell>
          <table:table-cell office:value-type="float" office:value="9781451658989" table:style-name="ce14">
            <text:p>9.78145E+12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string" table:style-name="ce13">
            <text:p>ISBN is inmutable</text:p>
          </table:table-cell>
          <table:table-cell office:value-type="string" table:style-name="ce11">
            <text:p>{</text:p>
            <text:p>"bookIsbn": "9781451658989",</text:p>
            <text:p>"date": "2023-09-25",</text:p>
            <text:p>"review": "strdddddggding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9">
            <text:p>PUT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s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DELETE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table:style-name="ce13"/>
          <table:table-cell office:value-type="string" table:style-name="ce11">
            <text:p>Review deleted.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s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10">
            <text:p>GET (all)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77"/>
        </table:table-row>
        <table:table-row table:style-name="ro6">
          <table:table-cell table:style-name="ce17"/>
          <table:table-cell office:value-type="string" table:style-name="ce22">
            <text:p>POS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30">
            <text:p>200</text:p>
          </table:table-cell>
          <table:table-cell office:value-type="float" office:value="200" table:style-name="ce30">
            <text:p>200</text:p>
          </table:table-cell>
          <table:table-cell table:style-name="ce13"/>
          <table:table-cell office:value-type="string" table:style-name="ce13">
            <text:p>{</text:p>
            <text:p><text:s text:c="2"/>"bookIsbn": "string",</text:p>
            <text:p><text:s text:c="2"/>"date": "2023-09-26T12:38:53.423Z",</text:p>
            <text:p><text:s text:c="2"/>"review": "string"</text:p>
            <text:p>}</text:p>
          </table:table-cell>
          <table:table-cell table:number-columns-repeated="16377"/>
        </table:table-row>
        <table:table-row table:style-name="ro3">
          <table:table-cell table:style-name="ce17"/>
          <table:table-cell office:value-type="string" table:style-name="ce25">
            <text:p>POST wrong ISBN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ddd"</text:p>
            <text:p>}</text:p>
          </table:table-cell>
          <table:table-cell table:number-columns-repeated="16377"/>
        </table:table-row>
        <table:table-row table:style-name="ro5">
          <table:table-cell table:style-name="ce17"/>
          <table:table-cell office:value-type="string" table:style-name="ce25">
            <text:p>POST existing review</text:p>
          </table:table-cell>
          <table:table-cell office:value-type="string" table:style-name="ce11">
            <text:p>Same ISBN</text:p>
          </table:table-cell>
          <table:table-cell office:value-type="float" office:value="912" table:style-name="ce30">
            <text:p>912</text:p>
          </table:table-cell>
          <table:table-cell office:value-type="float" office:value="200" table:style-name="ce30">
            <text:p>200</text:p>
          </table:table-cell>
          <table:table-cell table:style-name="ce13"/>
          <table:table-cell office:value-type="string" table:style-name="ce27">
            <text:p>{</text:p>
            <text:p>"code": 912</text:p>
            <text:p>"message": "A review for ISBN: 9781451658989, already exist."</text:p>
            <text:p>}</text:p>
          </table:table-cell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31">
            <text:p>/api/v1/reading/<text:span text:style-name="T5">{isbn}</text:span>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17">
            <text:p>3. reading data service</text:p>
          </table:table-cell>
          <table:table-cell office:value-type="string" table:style-name="ce22">
            <text:p>POS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1" table:style-name="ce11">
            <text:p>201</text:p>
          </table:table-cell>
          <table:table-cell office:value-type="float" office:value="201" table:style-name="ce11">
            <text:p>201</text:p>
          </table:table-cell>
          <table:table-cell table:style-name="ce13"/>
          <table:table-cell office:value-type="string" table:style-name="ce11">
            <text:p>{</text:p>
            <text:p>"bookIsbn": "9781451658989",</text:p>
            <text:p>"startedDate": "2023-09-25",</text:p>
            <text:p>"finishedDate": "2023-09-25",</text:p>
            <text:p>"status": "string",</text:p>
            <text:p>"currentPage": 22,</text:p>
            <text:p>"rating": 0,</text:p>
            <text:p>"favorite": true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22">
            <text:p>POST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11">
            <text:p>6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ddd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26">
            <text:p>GE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office:value-type="string" table:style-name="ce11">
            <text:p>{</text:p>
            <text:p>"bookIsbn": "9781451658989",</text:p>
            <text:p>"startedDate": "2023-09-25",</text:p>
            <text:p>"finishedDate": "2023-09-25",</text:p>
            <text:p>"status": "string",</text:p>
            <text:p>"currentPage": 22,</text:p>
            <text:p>"rating": 0,</text:p>
            <text:p>"favorite": true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26">
            <text:p>GET</text:p>
          </table:table-cell>
          <table:table-cell office:value-type="string" table:style-name="ce11">
            <text:p>Wrong ISBN</text:p>
          </table:table-cell>
          <table:table-cell office:value-type="float" office:value="901" table:style-name="ce11">
            <text:p>9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office:value-type="string" table:style-name="ce11">
            <text:p>{</text:p>
            <text:p>"code": 901,</text:p>
            <text:p>"message": "No reading data found for ISBN: dd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9">
            <text:p>PU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table:style-name="ce28"/>
          <table:table-cell table:number-columns-repeated="16377"/>
        </table:table-row>
        <table:table-row table:style-name="ro2">
          <table:table-cell table:style-name="ce17"/>
          <table:table-cell office:value-type="string" table:style-name="ce9">
            <text:p>PUT</text:p>
          </table:table-cell>
          <table:table-cell office:value-type="string" table:style-name="ce11">
            <text:p>Wrong ISBN</text:p>
          </table:table-cell>
          <table:table-cell office:value-type="float" office:value="901" table:style-name="ce11">
            <text:p>9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table:style-name="ce28"/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DELETE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table:style-name="ce28"/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Wrong ISBN</text:p>
          </table:table-cell>
          <table:table-cell office:value-type="float" office:value="901" table:style-name="ce11">
            <text:p>9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table:style-name="ce28"/>
          <table:table-cell table:number-columns-repeated="16377"/>
        </table:table-row>
        <table:table-row table:style-name="ro2">
          <table:table-cell table:number-columns-repeated="2" table:style-name="ce15"/>
          <table:table-cell office:value-type="string" table:style-name="ce31">
            <text:p>/api/v1/shelves/{id}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17">
            <text:p>6. shelves service</text:p>
            <text:p/>
          </table:table-cell>
          <table:table-cell office:value-type="string" table:style-name="ce26">
            <text:p>GET</text:p>
          </table:table-cell>
          <table:table-cell office:value-type="string" table:style-name="ce11">
            <text:p>ID</text:p>
          </table:table-cell>
          <table:table-cell table:number-columns-repeated="2" table:style-name="ce11"/>
          <table:table-cell table:style-name="ce13"/>
          <table:table-cell table:style-name="ce11"/>
          <table:table-cell table:number-columns-repeated="16377"/>
        </table:table-row>
        <table:table-row table:style-name="ro2">
          <table:table-cell table:style-name="ce17"/>
          <table:table-cell office:value-type="string" table:style-name="ce26">
            <text:p>GET</text:p>
          </table:table-cell>
          <table:table-cell office:value-type="string" table:style-name="ce11">
            <text:p>No ID</text:p>
          </table:table-cell>
          <table:table-cell office:value-type="float" office:value="801" table:style-name="ce11">
            <text:p>8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office:value-type="string" table:style-name="ce11">
            <text:p>{</text:p>
            <text:p>"code": 801,</text:p>
            <text:p>"message": "No shelf found with the provided name: string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26">
            <text:p>GET</text:p>
          </table:table-cell>
          <table:table-cell office:value-type="string" table:style-name="ce11">
            <text:p>ALL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office:value-type="string" table:style-name="ce11">
            <text:p>an array of shelves objects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22">
            <text:p>POST</text:p>
          </table:table-cell>
          <table:table-cell office:value-type="string" table:style-name="ce11">
            <text:p>new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table:style-name="ce11"/>
          <table:table-cell table:number-columns-repeated="16377"/>
        </table:table-row>
        <table:table-row table:style-name="ro2">
          <table:table-cell table:style-name="ce17"/>
          <table:table-cell office:value-type="string" table:style-name="ce22">
            <text:p>POST</text:p>
          </table:table-cell>
          <table:table-cell office:value-type="string" table:style-name="ce11">
            <text:p>same name</text:p>
          </table:table-cell>
          <table:table-cell office:value-type="float" office:value="803" table:style-name="ce11">
            <text:p>803</text:p>
          </table:table-cell>
          <table:table-cell office:value-type="float" office:value="409" table:style-name="ce11">
            <text:p>409</text:p>
          </table:table-cell>
          <table:table-cell table:style-name="ce13"/>
          <table:table-cell office:value-type="string" table:style-name="ce13">
            <text:p>{ <text:s/>"code": 803, <text:s/>"message": "A shelf with the same name already exists: test"}</text:p>
          </table:table-cell>
          <table:table-cell table:number-columns-repeated="16377"/>
        </table:table-row>
        <table:table-row table:style-name="ro6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name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office:value-type="string" table:style-name="ce13">
            <text:p>{</text:p>
            <text:p><text:s text:c="2"/>"data": "string",</text:p>
            <text:p><text:s text:c="2"/>"message": "Deleted!",</text:p>
            <text:p><text:s text:c="2"/>"status": 200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wrong name</text:p>
          </table:table-cell>
          <table:table-cell office:value-type="float" office:value="801" table:style-name="ce11">
            <text:p>8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office:value-type="string" table:style-name="ce11">
            <text:p>{</text:p>
            <text:p>"code": 801,</text:p>
            <text:p>"message": "No shelf found with the provided name: string"</text:p>
            <text:p>}</text:p>
          </table:table-cell>
          <table:table-cell table:number-columns-repeated="16377"/>
        </table:table-row>
        <table:table-row table:style-name="ro2">
          <table:table-cell table:style-name="ce30"/>
          <table:table-cell table:number-columns-repeated="16383"/>
        </table:table-row>
        <table:table-row table:number-rows-repeated="1048527" table:style-name="ro8">
          <table:table-cell table:number-columns-repeated="16384"/>
        </table:table-row>
      </table:table>
      <table:table table:name="notes" table:style-name="ta2">
        <table:table-column table:style-name="co7" table:default-cell-style-name="ce29"/>
        <table:table-column table:style-name="co8" table:default-cell-style-name="ce1"/>
        <table:table-column table:style-name="co6" table:number-columns-repeated="16382" table:default-cell-style-name="ce1"/>
        <table:table-row table:style-name="ro8">
          <table:table-cell table:number-columns-repeated="16384"/>
        </table:table-row>
        <table:table-row table:style-name="ro2">
          <table:table-cell office:value-type="float" office:value="201" table:style-name="ce29">
            <text:p>201</text:p>
          </table:table-cell>
          <table:table-cell office:value-type="string" table:style-name="ce1">
            <text:p>undocumented response</text:p>
          </table:table-cell>
          <table:table-cell table:number-columns-repeated="16382"/>
        </table:table-row>
        <table:table-row table:style-name="ro2">
          <table:table-cell office:value-type="float" office:value="404" table:style-name="ce29">
            <text:p>404</text:p>
          </table:table-cell>
          <table:table-cell office:value-type="string" table:style-name="ce1">
            <text:p>NOT FOUND – undocumented</text:p>
          </table:table-cell>
          <table:table-cell table:number-columns-repeated="16382"/>
        </table:table-row>
        <table:table-row table:style-name="ro2">
          <table:table-cell table:style-name="ce29"/>
          <table:table-cell table:number-columns-repeated="16383" table:style-name="ce1"/>
        </table:table-row>
        <table:table-row table:style-name="ro2">
          <table:table-cell office:value-type="string" table:style-name="ce29">
            <text:p>duplicate as 404?</text:p>
          </table:table-cell>
          <table:table-cell office:value-type="string" table:style-name="ce1">
            <text:p>why? How to change?</text:p>
          </table:table-cell>
          <table:table-cell table:number-columns-repeated="16382"/>
        </table:table-row>
        <table:table-row table:number-rows-repeated="8" table:style-name="ro2">
          <table:table-cell table:style-name="ce29"/>
          <table:table-cell table:number-columns-repeated="16383" table:style-name="ce1"/>
        </table:table-row>
        <table:table-row table:number-rows-repeated="104856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Munoz,Marisabel</dc:creator>
    <meta:creation-date>2023-09-25T14:48:24Z</meta:creation-date>
    <dc:date>2023-09-26T13:00:58Z</dc:date>
    <meta:editing-cycles>18</meta:editing-cycles>
    <meta:editing-duration>PT3146S</meta:editing-duration>
  </office:meta>
</office:document-meta>
</file>